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PTRootUIWebMedium" svg:font-family="PTRootUIWebMedium"/>
    <style:font-face style:name="PTRootUIWebRegular" svg:font-family="PTRootUIWebRegular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1.693cm" fo:margin-right="0cm" fo:margin-top="0cm" fo:margin-bottom="0cm" style:line-height-at-least="0.529cm" fo:text-indent="0cm" style:auto-text-indent="false" fo:padding="0cm" fo:border="none"/>
      <style:text-properties style:font-name="PTRootUIWebMedium" fo:font-size="12pt" fo:font-weight="normal"/>
    </style:style>
    <style:style style:name="P2" style:family="paragraph" style:parent-style-name="Text_20_body">
      <style:paragraph-properties fo:margin-left="1.693cm" fo:margin-right="0cm" fo:margin-top="0cm" fo:margin-bottom="0cm" style:line-height-at-least="0.476cm" fo:text-indent="0cm" style:auto-text-indent="false" fo:padding="0cm" fo:border="none"/>
      <style:text-properties fo:font-variant="normal" fo:text-transform="none" fo:color="#b7b9c9" style:font-name="PTRootUIWebRegular" fo:font-size="9.75pt" fo:letter-spacing="normal" fo:font-style="normal" fo:font-weight="bold" style:font-name-asian="PTRootUIWebRegular" style:font-size-asian="10.5pt" style:font-style-asian="normal" style:font-weight-asian="normal" style:font-name-complex="PTRootUIWebRegular" style:font-size-complex="10.5pt" style:font-style-complex="normal" style:font-weight-complex="normal"/>
    </style:style>
    <style:style style:name="P3" style:family="paragraph" style:parent-style-name="Text_20_body">
      <style:paragraph-properties fo:margin-left="1.693cm" fo:margin-right="0cm" fo:margin-top="0cm" fo:margin-bottom="0cm" style:line-height-at-least="0.529cm" fo:text-indent="0cm" style:auto-text-indent="false" fo:background-color="transparent" fo:padding="0cm" fo:border="none">
        <style:background-image/>
      </style:paragraph-properties>
      <style:text-properties style:use-window-font-color="true" style:font-name="PTRootUIWebMedium" fo:font-size="12pt" fo:font-weight="normal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line-height-at-least="0.529cm" fo:text-indent="0cm" style:auto-text-indent="false" fo:padding="0cm" fo:border="none"/>
      <style:text-properties style:font-name="PTRootUIWebMedium" fo:font-size="12pt" fo:font-weight="normal"/>
    </style:style>
    <style:style style:name="P5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d4d4d4" fo:background-color="#1e1e1e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style:line-height-at-least="0.503cm"/>
      <style:text-properties style:use-window-font-color="true" style:font-name="Consolas" fo:font-size="10.5pt" fo:font-weight="normal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10" style:family="paragraph" style:parent-style-name="Standard">
      <style:paragraph-properties style:line-height-at-least="0.503cm"/>
      <style:text-properties style:font-name="PTRootUIWebMedium" fo:font-size="12pt" fo:font-weight="normal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onsolas" fo:font-size="10.5pt" fo:font-weight="normal" fo:background-color="transparent"/>
    </style:style>
    <style:style style:name="P12" style:family="paragraph" style:parent-style-name="Standard">
      <style:paragraph-properties style:line-height-at-least="0.503cm" fo:background-color="transparent">
        <style:background-image/>
      </style:paragraph-properties>
      <style:text-properties style:use-window-font-color="true" style:font-name="Consolas" fo:font-size="10.5pt" fo:font-weight="normal" fo:background-color="transparent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style:use-window-font-color="true" fo:background-color="transparent"/>
    </style:style>
    <style:style style:name="P14" style:family="paragraph" style:parent-style-name="Standard">
      <style:paragraph-properties style:line-height-at-least="0.503cm" fo:background-color="transparent">
        <style:background-image/>
      </style:paragraph-properties>
      <style:text-properties style:use-window-font-color="true" fo:background-color="transparent"/>
    </style:style>
    <style:style style:name="P15" style:family="paragraph" style:parent-style-name="Standard">
      <style:paragraph-properties fo:margin-left="0.106cm" fo:margin-right="0.106cm" fo:margin-top="0cm" fo:margin-bottom="0cm" fo:text-indent="0cm" style:auto-text-indent="false" fo:padding="0cm" fo:border="none"/>
      <style:text-properties fo:font-variant="normal" fo:text-transform="none" fo:color="#060a2d" style:font-name="PTRootUIWebRegular" fo:font-size="10.5pt" fo:letter-spacing="normal" fo:font-style="normal" fo:font-weight="normal" style:font-name-asian="PTRootUIWebRegular" style:font-size-asian="10.5pt" style:font-style-asian="normal" style:font-weight-asian="normal" style:font-name-complex="PTRootUIWebRegular" style:font-size-complex="10.5pt" style:font-style-complex="normal" style:font-weight-complex="normal"/>
    </style:style>
    <style:style style:name="P16" style:family="paragraph" style:parent-style-name="Standard">
      <style:paragraph-properties fo:margin-left="1.693cm" fo:margin-right="0cm" fo:margin-top="0cm" fo:margin-bottom="0cm" style:line-height-at-least="0.529cm" fo:text-indent="0cm" style:auto-text-indent="false" fo:background-color="transparent" fo:padding="0cm" fo:border="none">
        <style:background-image/>
      </style:paragraph-properties>
      <style:text-properties fo:color="#d4d4d4" style:font-name="Consolas" fo:font-size="10.5pt" fo:font-weight="normal" fo:background-color="#1e1e1e"/>
    </style:style>
    <style:style style:name="T1" style:family="text">
      <style:text-properties fo:font-variant="normal" fo:text-transform="none" fo:color="#060a2d" style:font-name="PTRootUIWebMedium" fo:font-size="12pt" fo:letter-spacing="normal" fo:font-style="normal"/>
    </style:style>
    <style:style style:name="T2" style:family="text">
      <style:text-properties fo:font-variant="normal" fo:text-transform="none" fo:color="#060a2d" fo:letter-spacing="normal"/>
    </style:style>
    <style:style style:name="T3" style:family="text">
      <style:text-properties fo:font-variant="normal" fo:text-transform="none" fo:color="#060a2d" fo:letter-spacing="normal" fo:language="en" fo:country="US"/>
    </style:style>
    <style:style style:name="T4" style:family="text">
      <style:text-properties fo:font-variant="normal" fo:text-transform="none" fo:color="#060a2d" fo:letter-spacing="normal" fo:language="en" fo:country="US" fo:font-style="normal"/>
    </style:style>
    <style:style style:name="T5" style:family="text">
      <style:text-properties fo:font-variant="normal" fo:text-transform="none" style:font-name="PTRootUIWebMedium" fo:font-size="12pt" fo:letter-spacing="normal" fo:font-style="normal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color="#569cd6"/>
    </style:style>
    <style:style style:name="T8" style:family="text">
      <style:text-properties fo:color="#569cd6" style:font-name="Consolas" fo:font-size="10.5pt" fo:font-weight="normal"/>
    </style:style>
    <style:style style:name="T9" style:family="text">
      <style:text-properties fo:color="#569cd6" fo:language="en" fo:country="US"/>
    </style:style>
    <style:style style:name="T10" style:family="text">
      <style:text-properties fo:color="#4ec9b0"/>
    </style:style>
    <style:style style:name="T11" style:family="text">
      <style:text-properties fo:color="#4ec9b0" style:font-name="Consolas" fo:font-size="10.5pt" fo:font-weight="normal"/>
    </style:style>
    <style:style style:name="T12" style:family="text">
      <style:text-properties fo:color="#4ec9b0" fo:language="en" fo:country="US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dcdcaa"/>
    </style:style>
    <style:style style:name="T15" style:family="text">
      <style:text-properties fo:color="#dcdcaa" style:font-name="Consolas" fo:font-size="10.5pt" fo:font-weight="normal"/>
    </style:style>
    <style:style style:name="T16" style:family="text">
      <style:text-properties fo:color="#9cdcfe"/>
    </style:style>
    <style:style style:name="T17" style:family="text">
      <style:text-properties fo:color="#9cdcfe" style:font-name="Consolas" fo:font-size="10.5pt" fo:font-weight="normal"/>
    </style:style>
    <style:style style:name="T18" style:family="text">
      <style:text-properties fo:color="#b5cea8"/>
    </style:style>
    <style:style style:name="T19" style:family="text">
      <style:text-properties fo:color="#b5cea8" style:font-name="Consolas" fo:font-size="10.5pt" fo:font-weight="normal"/>
    </style:style>
    <style:style style:name="T20" style:family="text">
      <style:text-properties fo:color="#4fc1ff"/>
    </style:style>
    <style:style style:name="T21" style:family="text">
      <style:text-properties fo:color="#4fc1ff" style:font-name="Consolas" fo:font-size="10.5pt" fo:font-weight="normal"/>
    </style:style>
    <style:style style:name="T22" style:family="text">
      <style:text-properties fo:color="#c586c0"/>
    </style:style>
    <style:style style:name="T23" style:family="text">
      <style:text-properties fo:color="#c586c0" style:font-name="Consolas" fo:font-size="10.5pt" fo:font-weight="normal"/>
    </style:style>
    <style:style style:name="T24" style:family="text">
      <style:text-properties fo:language="en" fo:country="US"/>
    </style:style>
    <style:style style:name="T25" style:family="text">
      <style:text-properties fo:color="#ce9178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// public class Task_02 {</text:p>
      <text:p text:style-name="P12">//     public static void main(String[] args) {</text:p>
      <text:p text:style-name="P12">//         int[] array = new int[] { 1, 1, 1, 1, 1, 1, 0, 1, 1, 1, 1, 0 };</text:p>
      <text:p text:style-name="P12">//         System.out.println(getMax(array));</text:p>
      <text:p text:style-name="P12">//         System.out.println(getMax2(array));</text:p>
      <text:p text:style-name="P12">//     }</text:p>
      <text:p text:style-name="P14"/>
      <text:p text:style-name="P12">//     static int getMax(int[] array) {</text:p>
      <text:p text:style-name="P12">//         int cont = 0;</text:p>
      <text:p text:style-name="P12">//         int maxCount = 0;</text:p>
      <text:p text:style-name="P12">//         for (int i = 0; i &lt; array.length; i++) {</text:p>
      <text:p text:style-name="P12">//             if (array[i] == 1) {</text:p>
      <text:p text:style-name="P12">//                 cont++;</text:p>
      <text:p text:style-name="P12">//             } else {</text:p>
      <text:p text:style-name="P12">//                 if (maxCount &lt; cont)</text:p>
      <text:p text:style-name="P12">//                     maxCount = cont;</text:p>
      <text:p text:style-name="P12">//                 cont = 0;</text:p>
      <text:p text:style-name="P12">//             }</text:p>
      <text:p text:style-name="P12">//         }</text:p>
      <text:p text:style-name="P12">//         if (maxCount &lt; cont)</text:p>
      <text:p text:style-name="P12">//             maxCount = cont;</text:p>
      <text:p text:style-name="P12">//         return maxCount;</text:p>
      <text:p text:style-name="P12">//     }</text:p>
      <text:p text:style-name="P14"/>
      <text:p text:style-name="P12">//     static int getMax2(int[] array) {</text:p>
      <text:p text:style-name="P12">//         int cont = 0;</text:p>
      <text:p text:style-name="P12">//         int maxCount = 0;</text:p>
      <text:p text:style-name="P12">//         for (int i : array) {</text:p>
      <text:p text:style-name="P12">//             if (i == 1) {</text:p>
      <text:p text:style-name="P12">//                 cont++;</text:p>
      <text:p text:style-name="P12">//             } else {</text:p>
      <text:p text:style-name="P12">//                 if (maxCount &lt; cont)</text:p>
      <text:p text:style-name="P12">//                     maxCount = cont;</text:p>
      <text:p text:style-name="P12">//                 cont = 0;</text:p>
      <text:p text:style-name="P12">//             }</text:p>
      <text:p text:style-name="P12">//         }</text:p>
      <text:p text:style-name="P12">//         if (maxCount &lt; cont)</text:p>
      <text:p text:style-name="P12">//             maxCount = cont;</text:p>
      <text:p text:style-name="P12">//         return maxCount;</text:p>
      <text:p text:style-name="P12">//     }</text:p>
      <text:p text:style-name="P14"/>
      <text:p text:style-name="P12">// }</text:p>
      <text:p text:style-name="P14"/>
      <text:p text:style-name="P12">// 11:37</text:p>
      <text:p text:style-name="P12"><text:span text:style-name="T5">? Дан массив nums = [3,2,2,3] и число val = 3.</text:span><text:span text:style-name="T6"> </text:span><text:span text:style-name="T5">? Если в массиве есть числа, равные заданному, нужно перенести</text:span><text:span text:style-name="T6"> </text:span><text:span text:style-name="T5">эти элементы в конец массива.</text:span><text:span text:style-name="T6"> </text:span><text:span text:style-name="T5">? Таким образом, первые несколько (или все) элементов массива</text:span><text:span text:style-name="T6"> </text:span><text:span text:style-name="T5">должны быть отличны от заданного, а остальные - равны ему.</text:span> </text:p>
      <text:p text:style-name="P11">public class Task {</text:p>
      <text:p text:style-name="P8">//     public static void main(String[] args) {</text:p>
      <text:p text:style-name="P8">//         Task task = new Task();</text:p>
      <text:p text:style-name="P8"><text:soft-page-break/>//         task.go();</text:p>
      <text:p text:style-name="P8">//     }</text:p>
      <text:p text:style-name="P9"/>
      <text:p text:style-name="P8">//     private void go() {</text:p>
      <text:p text:style-name="P8">//         int [] array = new int[] {3,2,2,5, 3, 4, 3};</text:p>
      <text:p text:style-name="P8">//         int val = 3;</text:p>
      <text:p text:style-name="P8">//         int lastItem = array.length - 1;</text:p>
      <text:p text:style-name="P8">//         for (int i = lastItem; i &gt;= 0; i--) {</text:p>
      <text:p text:style-name="P8">//             if (array[i] == val) {</text:p>
      <text:p text:style-name="P8">//                 swap(array, i, lastItem--);</text:p>
      <text:p text:style-name="P8">//             }</text:p>
      <text:p text:style-name="P8">//         }</text:p>
      <text:p text:style-name="P9"/>
      <text:p text:style-name="P8">//         for (int i = 0; i &lt; array.length; i++) {</text:p>
      <text:p text:style-name="P8">//             System.out.print(array[i] + " ");</text:p>
      <text:p text:style-name="P8">//         }</text:p>
      <text:p text:style-name="P8">//     }</text:p>
      <text:p text:style-name="P9"/>
      <text:p text:style-name="P8">//     private int [] swap(int [] arr, int x, int y) {</text:p>
      <text:p text:style-name="P8">//         int temp = arr[x];</text:p>
      <text:p text:style-name="P8">//         arr[x] = arr[y];</text:p>
      <text:p text:style-name="P8">//         arr[y] = temp;</text:p>
      <text:p text:style-name="P8">//         return arr;</text:p>
      <text:p text:style-name="P8">//     }</text:p>
      <text:p text:style-name="P8">// }</text:p>
      <text:p text:style-name="P13"/>
      <text:p text:style-name="P13"/>
      <text:p text:style-name="P13"/>
      <text:p text:style-name="P11">import java.util.Arrays;</text:p>
      <text:p text:style-name="P9"/>
      <text:p text:style-name="P8">public class Task3 {</text:p>
      <text:p text:style-name="P9">    <text:span text:style-name="T13">public</text:span><text:span text:style-name="T13"> </text:span><text:span text:style-name="T13">static</text:span><text:span text:style-name="T13"> </text:span><text:span text:style-name="T13">void</text:span><text:span text:style-name="T13"> </text:span><text:span text:style-name="T13">main</text:span><text:span text:style-name="T13">(</text:span><text:span text:style-name="T13">String</text:span><text:span text:style-name="T13">[] </text:span><text:span text:style-name="T13">args</text:span><text:span text:style-name="T13">) {</text:span></text:p>
      <text:p text:style-name="P9">        <text:span text:style-name="T13">int</text:span><text:span text:style-name="T13">[] </text:span><text:span text:style-name="T13">nums</text:span><text:span text:style-name="T13"> = { </text:span><text:span text:style-name="T13">3</text:span><text:span text:style-name="T13">, </text:span><text:span text:style-name="T13">2</text:span><text:span text:style-name="T13">, </text:span><text:span text:style-name="T13">2</text:span><text:span text:style-name="T13">, </text:span><text:span text:style-name="T13">3</text:span><text:span text:style-name="T13">, </text:span><text:span text:style-name="T13">5</text:span><text:span text:style-name="T13">,</text:span><text:span text:style-name="T13">3</text:span><text:span text:style-name="T13">, </text:span><text:span text:style-name="T13">7</text:span><text:span text:style-name="T13">};</text:span></text:p>
      <text:p text:style-name="P9">        <text:span text:style-name="T13">int</text:span><text:span text:style-name="T13"> </text:span><text:span text:style-name="T13">val</text:span><text:span text:style-name="T13"> = </text:span><text:span text:style-name="T13">3</text:span><text:span text:style-name="T13">;</text:span></text:p>
      <text:p text:style-name="P9">        <text:span text:style-name="T13">int</text:span><text:span text:style-name="T13"> </text:span><text:span text:style-name="T13">i</text:span><text:span text:style-name="T13"> = </text:span><text:span text:style-name="T13">0</text:span><text:span text:style-name="T13">;</text:span></text:p>
      <text:p text:style-name="P9">        <text:span text:style-name="T13">int</text:span><text:span text:style-name="T13"> </text:span><text:span text:style-name="T13">j</text:span><text:span text:style-name="T13"> = </text:span><text:span text:style-name="T13">nums</text:span><text:span text:style-name="T13">.</text:span><text:span text:style-name="T13">length</text:span><text:span text:style-name="T13"> - </text:span><text:span text:style-name="T13">1</text:span><text:span text:style-name="T13">;</text:span></text:p>
      <text:p text:style-name="P9">        <text:span text:style-name="T13">while</text:span><text:span text:style-name="T13"> (</text:span><text:span text:style-name="T13">i</text:span><text:span text:style-name="T13"> &lt; </text:span><text:span text:style-name="T13">j</text:span><text:span text:style-name="T13">) {</text:span></text:p>
      <text:p text:style-name="P9">            <text:span text:style-name="T13">if</text:span><text:span text:style-name="T13"> (</text:span><text:span text:style-name="T13">nums</text:span><text:span text:style-name="T13">[</text:span><text:span text:style-name="T13">i</text:span><text:span text:style-name="T13">] == </text:span><text:span text:style-name="T13">val</text:span><text:span text:style-name="T13">) {</text:span></text:p>
      <text:p text:style-name="P9">                <text:span text:style-name="T13">nums</text:span><text:span text:style-name="T13">[</text:span><text:span text:style-name="T13">i</text:span><text:span text:style-name="T13">] = </text:span><text:span text:style-name="T13">nums</text:span><text:span text:style-name="T13">[</text:span><text:span text:style-name="T13">j</text:span><text:span text:style-name="T13">];</text:span></text:p>
      <text:p text:style-name="P9">                <text:span text:style-name="T13">nums</text:span><text:span text:style-name="T13">[</text:span><text:span text:style-name="T13">j</text:span><text:span text:style-name="T13">] = </text:span><text:span text:style-name="T13">val</text:span><text:span text:style-name="T13">;</text:span></text:p>
      <text:p text:style-name="P9">                <text:span text:style-name="T13">j</text:span><text:span text:style-name="T13">--;</text:span></text:p>
      <text:p text:style-name="P9">            <text:span text:style-name="T13">} </text:span><text:span text:style-name="T13">else</text:span><text:span text:style-name="T13"> {</text:span></text:p>
      <text:p text:style-name="P9">                <text:span text:style-name="T13">i</text:span><text:span text:style-name="T13">++;</text:span></text:p>
      <text:p text:style-name="P9">            <text:span text:style-name="T13">}</text:span></text:p>
      <text:p text:style-name="P9">        <text:span text:style-name="T13">}</text:span></text:p>
      <text:p text:style-name="P8">System.out.println(Arrays.toString(nums));</text:p>
      <text:p text:style-name="P9">    <text:span text:style-name="T13">}</text:span></text:p>
      <text:p text:style-name="P8">}</text:p>
      <text:p text:style-name="P9"/>
      <text:p text:style-name="P10"/>
      <text:p text:style-name="P10"/>
      <text:p text:style-name="P3"><text:soft-page-break/>String[] str = {"flower", "flow", "flight"};</text:p>
      <text:p text:style-name="P3"/>
      <text:p text:style-name="P3">// ? Напишите метод, который находит самую длинную строку общего // префикса среди массива строк. // ? Если общего префикса нет, вернуть пустую строку "".<text:span text:style-name="T24">\</text:span></text:p>
      <text:p text:style-name="P3"><text:span text:style-name="T4">String[] str = {"flower", "flow", "flight"};</text:span><text:span text:style-name="T3"> </text:span><text:span text:style-name="T4">int i = 0;</text:span><text:span text:style-name="T3"> </text:span><text:span text:style-name="T4">for (String item : str) {</text:span><text:span text:style-name="T3"> </text:span><text:span text:style-name="T4">char c = item.charAt(i);</text:span><text:span text:style-name="T3"> </text:span><text:span text:style-name="T4">if (item.charAt(i) != c) {</text:span><text:span text:style-name="T3"> </text:span><text:span text:style-name="T4">break;</text:span><text:span text:style-name="T3"> </text:span><text:span text:style-name="T4">} else {</text:span><text:span text:style-name="T3"> </text:span><text:span text:style-name="T4">i++;</text:span><text:span text:style-name="T3"> </text:span><text:span text:style-name="T4">}</text:span><text:span text:style-name="T3"> </text:span><text:span text:style-name="T4">}</text:span><text:span text:style-name="T24"> </text:span></text:p>
      <text:p text:style-name="P3"><text:span text:style-name="T24"/></text:p>
      <text:p text:style-name="P3"><text:span text:style-name="T24"/></text:p>
      <text:p text:style-name="P16"><text:span text:style-name="T9">public</text:span><text:span text:style-name="T24"> </text:span><text:span text:style-name="T9">class</text:span><text:span text:style-name="T24"> </text:span><text:span text:style-name="T12">Task_04</text:span><text:span text:style-name="T24"> {</text:span></text:p>
      <text:p text:style-name="P6">    <text:span text:style-name="T8">public</text:span><text:span text:style-name="T13"> </text:span><text:span text:style-name="T8">static</text:span><text:span text:style-name="T13"> </text:span><text:span text:style-name="T11">void</text:span><text:span text:style-name="T13"> </text:span><text:span text:style-name="T15">main</text:span><text:span text:style-name="T13">(</text:span><text:span text:style-name="T11">String</text:span><text:span text:style-name="T13">[] </text:span><text:span text:style-name="T17">args</text:span><text:span text:style-name="T13">) {</text:span></text:p>
      <text:p text:style-name="P6">        <text:span text:style-name="T11">String</text:span><text:span text:style-name="T13">[] </text:span><text:span text:style-name="T17">str</text:span><text:span text:style-name="T13"> = {</text:span><text:span text:style-name="T25">"flower"</text:span><text:span text:style-name="T13">, </text:span><text:span text:style-name="T25">"flow"</text:span><text:span text:style-name="T13">, </text:span><text:span text:style-name="T25">"floight"</text:span><text:span text:style-name="T13">};</text:span></text:p>
      <text:p text:style-name="P6">        <text:span text:style-name="T11">System</text:span><text:span text:style-name="T13">.</text:span><text:span text:style-name="T21">out</text:span><text:span text:style-name="T13">.</text:span><text:span text:style-name="T15">println</text:span><text:span text:style-name="T13">(</text:span><text:span text:style-name="T15">prefix</text:span><text:span text:style-name="T13">(</text:span><text:span text:style-name="T17">str</text:span><text:span text:style-name="T13">));</text:span></text:p>
      <text:p text:style-name="P6">    <text:span text:style-name="T13">}</text:span></text:p>
      <text:p text:style-name="P7"/>
      <text:p text:style-name="P6">    <text:span text:style-name="T8">static</text:span><text:span text:style-name="T13"> </text:span><text:span text:style-name="T11">String</text:span><text:span text:style-name="T13"> </text:span><text:span text:style-name="T15">prefix</text:span><text:span text:style-name="T13">(</text:span><text:span text:style-name="T11">String</text:span><text:span text:style-name="T13">[] </text:span><text:span text:style-name="T17">data</text:span><text:span text:style-name="T13">){</text:span></text:p>
      <text:p text:style-name="P6">        <text:span text:style-name="T11">String</text:span><text:span text:style-name="T13"> </text:span><text:span text:style-name="T17">result</text:span><text:span text:style-name="T13"> = </text:span><text:span text:style-name="T25">""</text:span><text:span text:style-name="T13">;</text:span></text:p>
      <text:p text:style-name="P6">        <text:span text:style-name="T11">Character</text:span><text:span text:style-name="T13"> </text:span><text:span text:style-name="T17">ch</text:span><text:span text:style-name="T13">;</text:span></text:p>
      <text:p text:style-name="P6">        <text:span text:style-name="T11">int</text:span><text:span text:style-name="T13"> </text:span><text:span text:style-name="T17">index</text:span><text:span text:style-name="T13"> = </text:span><text:span text:style-name="T19">0</text:span><text:span text:style-name="T13">;</text:span></text:p>
      <text:p text:style-name="P6">        <text:span text:style-name="T23">while</text:span><text:span text:style-name="T13">(</text:span><text:span text:style-name="T8">true</text:span><text:span text:style-name="T13">){</text:span></text:p>
      <text:p text:style-name="P6">            <text:span text:style-name="T23">if</text:span><text:span text:style-name="T13">(</text:span><text:span text:style-name="T17">index</text:span><text:span text:style-name="T13"> == </text:span><text:span text:style-name="T17">data</text:span><text:span text:style-name="T13">[</text:span><text:span text:style-name="T19">0</text:span><text:span text:style-name="T13">].</text:span><text:span text:style-name="T15">length</text:span><text:span text:style-name="T13">()){</text:span></text:p>
      <text:p text:style-name="P6">                <text:span text:style-name="T23">return</text:span><text:span text:style-name="T13"> </text:span><text:span text:style-name="T17">result</text:span><text:span text:style-name="T13">;</text:span></text:p>
      <text:p text:style-name="P6">            <text:span text:style-name="T13">}</text:span></text:p>
      <text:p text:style-name="P6">            <text:span text:style-name="T17">ch</text:span><text:span text:style-name="T13"> = </text:span><text:span text:style-name="T17">data</text:span><text:span text:style-name="T13">[</text:span><text:span text:style-name="T19">0</text:span><text:span text:style-name="T13">].</text:span><text:span text:style-name="T15">charAt</text:span><text:span text:style-name="T13">(</text:span><text:span text:style-name="T17">index</text:span><text:span text:style-name="T13">);</text:span></text:p>
      <text:p text:style-name="P6">            <text:span text:style-name="T23">for</text:span><text:span text:style-name="T13"> (</text:span><text:span text:style-name="T11">String</text:span><text:span text:style-name="T13"> </text:span><text:span text:style-name="T17">str</text:span><text:span text:style-name="T13"> </text:span><text:span text:style-name="T23">:</text:span><text:span text:style-name="T13"> </text:span><text:span text:style-name="T17">data</text:span><text:span text:style-name="T13">) {</text:span></text:p>
      <text:p text:style-name="P6">                <text:span text:style-name="T23">if</text:span><text:span text:style-name="T13">(</text:span><text:span text:style-name="T17">index</text:span><text:span text:style-name="T13"> == </text:span><text:span text:style-name="T17">str</text:span><text:span text:style-name="T13">.</text:span><text:span text:style-name="T15">length</text:span><text:span text:style-name="T13">()){</text:span></text:p>
      <text:p text:style-name="P6">                    <text:span text:style-name="T23">return</text:span><text:span text:style-name="T13"> </text:span><text:span text:style-name="T17">result</text:span><text:span text:style-name="T13">;</text:span></text:p>
      <text:p text:style-name="P6">                <text:span text:style-name="T13">}</text:span></text:p>
      <text:p text:style-name="P6">                <text:span text:style-name="T23">if</text:span><text:span text:style-name="T13">(</text:span><text:span text:style-name="T17">ch</text:span><text:span text:style-name="T13"> != </text:span><text:span text:style-name="T17">str</text:span><text:span text:style-name="T13">.</text:span><text:span text:style-name="T15">charAt</text:span><text:span text:style-name="T13">(</text:span><text:span text:style-name="T17">index</text:span><text:span text:style-name="T13">)){</text:span></text:p>
      <text:p text:style-name="P6">                    <text:span text:style-name="T23">return</text:span><text:span text:style-name="T13"> </text:span><text:span text:style-name="T17">result</text:span><text:span text:style-name="T13">;</text:span></text:p>
      <text:p text:style-name="P6">                <text:span text:style-name="T13">}</text:span></text:p>
      <text:p text:style-name="P6">            <text:span text:style-name="T13">}</text:span></text:p>
      <text:p text:style-name="P6">            <text:span text:style-name="T17">result</text:span><text:span text:style-name="T13"> += </text:span><text:span text:style-name="T17">ch</text:span><text:span text:style-name="T13">;</text:span></text:p>
      <text:p text:style-name="P6">            <text:span text:style-name="T17">index</text:span><text:span text:style-name="T13">++;</text:span></text:p>
      <text:p text:style-name="P6">        <text:span text:style-name="T13">}</text:span></text:p>
      <text:p text:style-name="P6">    <text:span text:style-name="T13">}</text:span></text:p>
      <text:p text:style-name="P7"/>
      <text:p text:style-name="P5">}</text:p>
      <text:p text:style-name="P7"/>
      <text:p text:style-name="P5"><text:span text:style-name="T18">12</text:span><text:span text:style-name="T22">:</text:span><text:span text:style-name="T18">40</text:span></text:p>
      <text:p text:style-name="P5"/>
      <text:p text:style-name="P3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PTRootUIWebMedium" svg:font-family="PTRootUIWebMedium"/>
    <style:font-face style:name="PTRootUIWebRegular" svg:font-family="PTRootUIWebRegular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аталья </meta:initial-creator>
    <meta:creation-date>2023-06-23T11:40:21.64</meta:creation-date>
    <meta:document-statistic meta:table-count="0" meta:image-count="0" meta:object-count="0" meta:page-count="3" meta:paragraph-count="116" meta:word-count="546" meta:character-count="3660"/>
    <dc:date>2023-06-23T14:35:59.49</dc:date>
    <dc:creator>Наталья </dc:creator>
    <meta:editing-duration>PT1H54M56S</meta:editing-duration>
    <meta:editing-cycles>1</meta:editing-cycles>
    <meta:generator>OpenOffice/4.1.11$Win32 OpenOffice.org_project/4111m1$Build-9808</meta:generator>
  </office:meta>
</office:document-meta>
</file>